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81d41a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Numbered_2" table:style-name="ta1">
        <table:table-column table:style-name="co1" table:default-cell-style-name="ce30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3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32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31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3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3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3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3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3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3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1"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3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3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1"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1" office:value-type="float" office:value="728" calcext:value-type="float">
            <text:p>72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1" office:value-type="float" office:value="756" calcext:value-type="float">
            <text:p>756</text:p>
          </table:table-cell>
          <table:table-cell table:style-name="ce3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3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1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3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number-rows-repeated="1048543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19:22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4T20:14:53.247000000</dc:date>
    <meta:editing-duration>PT13H53M59S</meta:editing-duration>
    <meta:editing-cycles>30</meta:editing-cycles>
    <meta:generator>LibreOffice/7.1.1.2$Windows_X86_64 LibreOffice_project/fe0b08f4af1bacafe4c7ecc87ce55bb426164676</meta:generator>
    <meta:document-statistic meta:table-count="3" meta:cell-count="2687" meta:object-count="0"/>
  </office:meta>
</office:document-meta>
</file>